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9659in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66in"/>
    </style:style>
    <style:style style:name="Table2" style:family="table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44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1.3361in"/>
    </style:style>
    <style:style style:name="TableColumn50" style:family="table-column">
      <style:table-column-properties style:column-width="1.2in"/>
    </style:style>
    <style:style style:name="TableColumn51" style:family="table-column">
      <style:table-column-properties style:column-width="1.0694in"/>
    </style:style>
    <style:style style:name="TableColumn52" style:family="table-column">
      <style:table-column-properties style:column-width="1.2597in"/>
    </style:style>
    <style:style style:name="TableColumn53" style:family="table-column">
      <style:table-column-properties style:column-width="1.0333in"/>
    </style:style>
    <style:style style:name="Table48" style:family="table">
      <style:table-properties style:width="5.898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text-properties style:font-name-asian="Times New Roman"/>
    </style:style>
    <style:style style:name="P104" style:parent-style-name="Normal" style:family="paragraph">
      <style:text-properties style:font-name-asian="Times New Roman"/>
    </style:style>
    <style:style style:name="P105" style:parent-style-name="Normal" style:family="paragraph">
      <style:text-properties style:font-name-asian="Times New Roman"/>
    </style:style>
    <style:style style:name="P106" style:parent-style-name="Normal" style:family="paragraph">
      <style:text-properties style:font-name-asian="Times New Roman"/>
    </style:style>
    <style:style style:name="T107" style:parent-style-name="Fuentedepárrafopredeter." style:family="text">
      <style:text-properties style:font-name-asian="Times New Roman"/>
    </style:style>
    <style:style style:name="T108" style:parent-style-name="Fuentedepárrafopredeter." style:family="text">
      <style:text-properties style:font-name-asian="Times New Roman"/>
    </style:style>
    <style:style style:name="T109" style:parent-style-name="Fuentedepárrafopredeter." style:family="text">
      <style:text-properties style:font-name-asian="Times New Roman"/>
    </style:style>
    <style:style style:name="T110" style:parent-style-name="Fuentedepárrafopredeter." style:family="text">
      <style:text-properties style:font-name-asian="Times New Roman"/>
    </style:style>
    <style:style style:name="P111" style:parent-style-name="Normal" style:family="paragraph">
      <style:text-properties style:font-name-asian="Times New Roman"/>
    </style:style>
    <style:style style:name="P112" style:parent-style-name="Normal" style:family="paragraph">
      <style:text-properties style:font-name-asian="Times New Roman"/>
    </style:style>
    <style:style style:name="P113" style:parent-style-name="Normal" style:family="paragraph">
      <style:text-properties style:font-name-asian="Times New Roman"/>
    </style:style>
    <style:style style:name="P114" style:parent-style-name="Normal" style:family="paragraph">
      <style:text-properties style:font-name-asian="Times New Roman"/>
    </style:style>
    <style:style style:name="P115" style:parent-style-name="Normal" style:family="paragraph">
      <style:text-properties style:font-name-asian="Times New Roman"/>
    </style:style>
    <style:style style:name="P116" style:parent-style-name="Normal" style:family="paragraph">
      <style:text-properties style:font-name-asian="Times New Roman"/>
    </style:style>
    <style:style style:name="P117" style:parent-style-name="Normal" style:family="paragraph">
      <style:text-properties style:font-name-asian="Times New Roman"/>
    </style:style>
    <style:style style:name="P118" style:parent-style-name="Normal" style:family="paragraph">
      <style:text-properties style:font-name-asian="Times New Roman"/>
    </style:style>
    <style:style style:name="P119" style:parent-style-name="Normal" style:family="paragraph">
      <style:text-properties style:font-name-asian="Times New Roman"/>
    </style:style>
    <style:style style:name="P120" style:parent-style-name="Normal" style:family="paragraph">
      <style:text-properties style:font-name-asian="Times New Roman"/>
    </style:style>
    <style:style style:name="P121" style:parent-style-name="Normal" style:family="paragraph">
      <style:text-properties style:font-name-asian="Times New Roman"/>
    </style:style>
    <style:style style:name="P122" style:parent-style-name="Normal" style:family="paragraph">
      <style:text-properties style:font-name-asian="Times New Roman"/>
    </style:style>
    <style:style style:name="P123" style:parent-style-name="Normal" style:family="paragraph">
      <style:text-properties style:font-name-asian="Times New Roman"/>
    </style:style>
    <style:style style:name="P124" style:parent-style-name="Normal" style:family="paragraph">
      <style:text-properties style:font-name-asian="Times New Roman"/>
    </style:style>
    <style:style style:name="P125" style:parent-style-name="Normal" style:family="paragraph">
      <style:text-properties style:font-name-asian="Times New Roman"/>
    </style:style>
    <style:style style:name="P126" style:parent-style-name="Normal" style:family="paragraph">
      <style:text-properties style:font-name-asian="Times New Roman"/>
    </style:style>
    <style:style style:name="P127" style:parent-style-name="Normal" style:family="paragraph">
      <style:text-properties style:font-name-asian="Times New Roman"/>
    </style:style>
    <style:style style:name="P128" style:parent-style-name="Normal" style:family="paragraph">
      <style:text-properties style:font-name-asian="Times New Roman"/>
    </style:style>
    <style:style style:name="P129" style:parent-style-name="Normal" style:family="paragraph">
      <style:text-properties style:font-name-asian="Times New Roman"/>
    </style:style>
    <style:style style:name="P130" style:parent-style-name="Normal" style:family="paragraph">
      <style:text-properties style:font-name-asian="Times New Roman"/>
    </style:style>
    <style:style style:name="P131" style:parent-style-name="Normal" style:family="paragraph">
      <style:text-properties style:font-name-asian="Times New Roman"/>
    </style:style>
    <style:style style:name="P132" style:parent-style-name="Normal" style:family="paragraph">
      <style:text-properties style:font-name-asian="Times New Roman"/>
    </style:style>
    <style:style style:name="P133" style:parent-style-name="Normal" style:family="paragraph">
      <style:text-properties style:font-name-asian="Times New Roman"/>
    </style:style>
    <style:style style:name="P134" style:parent-style-name="Normal" style:family="paragraph">
      <style:text-properties style:font-name-asian="Times New Roman"/>
    </style:style>
    <style:style style:name="P135" style:parent-style-name="Normal" style:family="paragraph">
      <style:text-properties style:font-name-asian="Times New Roman"/>
    </style:style>
    <style:style style:name="P136" style:parent-style-name="Normal" style:family="paragraph">
      <style:text-properties style:font-name-asian="Times New Roman"/>
    </style:style>
    <style:style style:name="P137" style:parent-style-name="Normal" style:family="paragraph">
      <style:text-properties style:font-name-asian="Times New Roman"/>
    </style:style>
    <style:style style:name="P138" style:parent-style-name="Normal" style:family="paragraph">
      <style:text-properties style:font-name-asian="Times New Roman"/>
    </style:style>
    <style:style style:name="P139" style:parent-style-name="Normal" style:family="paragraph">
      <style:text-properties style:font-name-asian="Times New Roman"/>
    </style:style>
    <style:style style:name="P140" style:parent-style-name="Normal" style:family="paragraph">
      <style:text-properties style:font-name-asian="Times New Roman"/>
    </style:style>
    <style:style style:name="P141" style:parent-style-name="Normal" style:family="paragraph">
      <style:text-properties style:font-name-asian="Times New Roman"/>
    </style:style>
    <style:style style:name="P142" style:parent-style-name="Normal" style:family="paragraph">
      <style:text-properties style:font-name-asian="Times New Roman"/>
    </style:style>
    <style:style style:name="P143" style:parent-style-name="Normal" style:family="paragraph">
      <style:text-properties style:font-name-asian="Times New Roman"/>
    </style:style>
    <style:style style:name="P144" style:parent-style-name="Normal" style:family="paragraph">
      <style:text-properties style:font-name-asian="Times New Roman"/>
    </style:style>
    <style:style style:name="P145" style:parent-style-name="Normal" style:family="paragraph">
      <style:text-properties style:font-name-asian="Times New Roman"/>
    </style:style>
    <style:style style:name="P146" style:parent-style-name="Normal" style:family="paragraph">
      <style:text-properties style:font-name-asian="Times New Roman"/>
    </style:style>
    <style:style style:name="P147" style:parent-style-name="Normal" style:family="paragraph">
      <style:text-properties style:font-name-asian="Times New Roman"/>
    </style:style>
    <style:style style:name="P148" style:parent-style-name="Normal" style:family="paragraph">
      <style:text-properties style:font-name-asian="Times New Roman"/>
    </style:style>
    <style:style style:name="P149" style:parent-style-name="Normal" style:family="paragraph">
      <style:text-properties style:font-name-asian="Times New Roman"/>
    </style:style>
    <style:style style:name="P150" style:parent-style-name="Normal" style:family="paragraph">
      <style:text-properties style:font-name-asian="Times New Roman"/>
    </style:style>
    <style:style style:name="P151" style:parent-style-name="Normal" style:family="paragraph">
      <style:text-properties style:font-name-asian="Times New Roman"/>
    </style:style>
    <style:style style:name="P152" style:parent-style-name="Normal" style:family="paragraph">
      <style:text-properties style:font-name-asian="Times New Roman"/>
    </style:style>
    <style:style style:name="P153" style:parent-style-name="Normal" style:family="paragraph">
      <style:text-properties style:font-name-asian="Times New Roman"/>
    </style:style>
    <style:style style:name="P154" style:parent-style-name="Normal" style:family="paragraph">
      <style:text-properties style:font-name-asian="Times New Roman"/>
    </style:style>
    <style:style style:name="P155" style:parent-style-name="Normal" style:family="paragraph">
      <style:text-properties style:font-name-asian="Times New Roman"/>
    </style:style>
    <style:style style:name="P156" style:parent-style-name="Normal" style:family="paragraph">
      <style:text-properties style:font-name-asian="Times New Roman"/>
    </style:style>
    <style:style style:name="P157" style:parent-style-name="Normal" style:family="paragraph">
      <style:text-properties style:font-name-asian="Times New Roman"/>
    </style:style>
    <style:style style:name="P158" style:parent-style-name="Normal" style:family="paragraph">
      <style:text-properties style:font-name-asian="Times New Roman"/>
    </style:style>
    <style:style style:name="P159" style:parent-style-name="Normal" style:family="paragraph">
      <style:text-properties style:font-name-asian="Times New Roman"/>
    </style:style>
    <style:style style:name="P160" style:parent-style-name="Normal" style:family="paragraph">
      <style:text-properties style:font-name-asian="Times New Roman"/>
    </style:style>
    <style:style style:name="P161" style:parent-style-name="Normal" style:family="paragraph">
      <style:text-properties style:font-name-asian="Times New Roman"/>
    </style:style>
    <style:style style:name="P162" style:parent-style-name="Normal" style:family="paragraph">
      <style:text-properties style:font-name-asian="Times New Roman"/>
    </style:style>
    <style:style style:name="P163" style:parent-style-name="Normal" style:family="paragraph">
      <style:text-properties style:font-name-asian="Times New Roman"/>
    </style:style>
    <style:style style:name="P164" style:parent-style-name="Normal" style:family="paragraph">
      <style:text-properties style:font-name-asian="Times New Roman"/>
    </style:style>
    <style:style style:name="P165" style:parent-style-name="Normal" style:family="paragraph">
      <style:text-properties style:font-name-asian="Times New Roman"/>
    </style:style>
    <style:style style:name="P166" style:parent-style-name="Normal" style:family="paragraph">
      <style:text-properties style:font-name-asian="Times New Roman"/>
    </style:style>
    <style:style style:name="P167" style:parent-style-name="Normal" style:family="paragraph">
      <style:text-properties style:font-name-asian="Times New Roman"/>
    </style:style>
    <style:style style:name="P168" style:parent-style-name="Normal" style:family="paragraph">
      <style:text-properties style:font-name-asian="Times New Roman"/>
    </style:style>
    <style:style style:name="P169" style:parent-style-name="Normal" style:family="paragraph">
      <style:text-properties style:font-name-asian="Times New Roman"/>
    </style:style>
    <style:style style:name="P170" style:parent-style-name="Normal" style:family="paragraph">
      <style:text-properties style:font-name-asian="Times New Roman"/>
    </style:style>
    <style:style style:name="P171" style:parent-style-name="Normal" style:family="paragraph">
      <style:text-properties style:font-name-asian="Times New Roman"/>
    </style:style>
    <style:style style:name="P172" style:parent-style-name="Normal" style:family="paragraph">
      <style:text-properties style:font-name-asian="Times New Roman"/>
    </style:style>
    <style:style style:name="P173" style:parent-style-name="Normal" style:family="paragraph">
      <style:text-properties style:font-name-asian="Times New Roman"/>
    </style:style>
    <style:style style:name="P174" style:parent-style-name="Normal" style:family="paragraph">
      <style:text-properties style:font-name-asian="Times New Roman"/>
    </style:style>
    <style:style style:name="P175" style:parent-style-name="Normal" style:family="paragraph">
      <style:text-properties style:font-name-asian="Times New Roman"/>
    </style:style>
    <style:style style:name="P176" style:parent-style-name="Normal" style:family="paragraph">
      <style:text-properties style:font-name-asian="Times New Roman"/>
    </style:style>
    <style:style style:name="P177" style:parent-style-name="Normal" style:family="paragraph">
      <style:text-properties style:font-name-asian="Times New Roman"/>
    </style:style>
    <style:style style:name="P178" style:parent-style-name="Normal" style:family="paragraph">
      <style:text-properties style:font-name-asian="Times New Roman"/>
    </style:style>
    <style:style style:name="P179" style:parent-style-name="Normal" style:family="paragraph">
      <style:text-properties style:font-name-asian="Times New Roman"/>
    </style:style>
    <style:style style:name="P180" style:parent-style-name="Normal" style:family="paragraph">
      <style:text-properties style:font-name-asian="Times New Roman"/>
    </style:style>
    <style:style style:name="P181" style:parent-style-name="Normal" style:family="paragraph">
      <style:text-properties style:font-name-asian="Times New Roman"/>
    </style:style>
    <style:style style:name="P182" style:parent-style-name="Normal" style:family="paragraph">
      <style:text-properties style:font-name-asian="Times New Roman"/>
    </style:style>
    <style:style style:name="T183" style:parent-style-name="Fuentedepárrafopredeter." style:family="text">
      <style:text-properties style:font-name-asian="Times New Roman"/>
    </style:style>
    <style:style style:name="T184" style:parent-style-name="Fuentedepárrafopredeter.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Presupuesto</text:p>
      <text:p text:style-name="Normal">Se ha obtenido un presupuesto de<text:s/>5.000€. Debido a las buenas relaciones con el cliente, hemos llegado a un acuerdo del precio por hora, además del interés por expandir nuestra empresa a cuantos más clientes mejor.<text:s/></text:p>
      <text:p text:style-name="Normal">El importe ha sido reducido también por continuas<text:s/>modificaciones solicitadas por el cliente, en las que consideramos no aumentar significativamente el mismo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lementos</text:p>
          </table:table-cell>
          <table:table-cell table:style-name="TableCell9">
            <text:p text:style-name="P10">Precio/Hora</text:p>
          </table:table-cell>
          <table:table-cell table:style-name="TableCell11">
            <text:p text:style-name="P12">Importe</text:p>
          </table:table-cell>
        </table:table-row>
        <table:table-row table:style-name="TableRow13">
          <table:table-cell table:style-name="TableCell14">
            <text:p text:style-name="P15">Análisis</text:p>
          </table:table-cell>
          <table:table-cell table:style-name="TableCell16">
            <text:p text:style-name="P17">8,00€</text:p>
          </table:table-cell>
          <table:table-cell table:style-name="TableCell18">
            <text:p text:style-name="P19">300€</text:p>
          </table:table-cell>
        </table:table-row>
        <table:table-row table:style-name="TableRow20">
          <table:table-cell table:style-name="TableCell21">
            <text:p text:style-name="P22">Diseño</text:p>
          </table:table-cell>
          <table:table-cell table:style-name="TableCell23">
            <text:p text:style-name="P24">10,00€</text:p>
          </table:table-cell>
          <table:table-cell table:style-name="TableCell25">
            <text:p text:style-name="P26">300€</text:p>
          </table:table-cell>
        </table:table-row>
        <table:table-row table:style-name="TableRow27">
          <table:table-cell table:style-name="TableCell28">
            <text:p text:style-name="P29">Implementación</text:p>
          </table:table-cell>
          <table:table-cell table:style-name="TableCell30">
            <text:p text:style-name="P31">12,00€</text:p>
          </table:table-cell>
          <table:table-cell table:style-name="TableCell32">
            <text:p text:style-name="P33">1010€</text:p>
          </table:table-cell>
        </table:table-row>
        <table:table-row table:style-name="TableRow34">
          <table:table-cell table:style-name="TableCell35">
            <text:p text:style-name="P36">Pruebas</text:p>
          </table:table-cell>
          <table:table-cell table:style-name="TableCell37">
            <text:p text:style-name="P38">8,00€</text:p>
          </table:table-cell>
          <table:table-cell table:style-name="TableCell39">
            <text:p text:style-name="P40">400€</text:p>
          </table:table-cell>
        </table:table-row>
        <table:table-row table:style-name="TableRow41">
          <table:table-cell table:style-name="TableCell42">
            <text:p text:style-name="P43">TOTAL</text:p>
          </table:table-cell>
          <table:table-cell table:style-name="TableCell44">
            <text:p text:style-name="P45"/>
          </table:table-cell>
          <table:table-cell table:style-name="TableCell46">
            <text:p text:style-name="P47">2010€</text:p>
          </table:table-cell>
        </table:table-row>
      </table:table>
      <text:p text:style-name="Normal"/>
      <text:p text:style-name="Normal">El total de los gastos incluye a los costes fijos que serán abonados por el cliente en su totalidad (internet, luz…), y los costes variables (herramientas, software…) que se corresponden con el patrimonio de la empresa, y se podrán emplear en futuras ocasiones, en base a un porcentaje.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3">
            <text:p text:style-name="P56">Costes Variables</text:p>
          </table:table-cell>
          <table:covered-table-cell/>
          <table:covered-table-cell/>
          <table:table-cell table:style-name="TableCell57" table:number-columns-spanned="2">
            <text:p text:style-name="P58">Costes Fijos</text:p>
          </table:table-cell>
          <table:covered-table-cell/>
        </table:table-row>
        <table:table-row table:style-name="TableRow59">
          <table:table-cell table:style-name="TableCell60">
            <text:p text:style-name="P61">Concepto</text:p>
          </table:table-cell>
          <table:table-cell table:style-name="TableCell62">
            <text:p text:style-name="P63">Cantidad</text:p>
          </table:table-cell>
          <table:table-cell table:style-name="TableCell64">
            <text:p text:style-name="P65">Precio</text:p>
          </table:table-cell>
          <table:table-cell table:style-name="TableCell66">
            <text:p text:style-name="P67">Concepto</text:p>
          </table:table-cell>
          <table:table-cell table:style-name="TableCell68">
            <text:p text:style-name="P69">Precio</text:p>
          </table:table-cell>
        </table:table-row>
        <table:table-row table:style-name="TableRow70">
          <table:table-cell table:style-name="TableCell71">
            <text:p text:style-name="P72">Herramientas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100€</text:p>
          </table:table-cell>
          <table:table-cell table:style-name="TableCell77">
            <text:p text:style-name="P78">Internet</text:p>
          </table:table-cell>
          <table:table-cell table:style-name="TableCell79">
            <text:p text:style-name="P80">30€</text:p>
          </table:table-cell>
        </table:table-row>
        <table:table-row table:style-name="TableRow81">
          <table:table-cell table:style-name="TableCell82">
            <text:p text:style-name="P83">Software</text:p>
          </table:table-cell>
          <table:table-cell table:style-name="TableCell84">
            <text:p text:style-name="P85">-</text:p>
          </table:table-cell>
          <table:table-cell table:style-name="TableCell86">
            <text:p text:style-name="P87">120€</text:p>
          </table:table-cell>
          <table:table-cell table:style-name="TableCell88">
            <text:p text:style-name="P89">Luz</text:p>
          </table:table-cell>
          <table:table-cell table:style-name="TableCell90">
            <text:p text:style-name="P91">20€</text:p>
          </table:table-cell>
        </table:table-row>
        <table:table-row table:style-name="TableRow92">
          <table:table-cell table:style-name="TableCell93">
            <text:p text:style-name="P94">TOTAL</text:p>
          </table:table-cell>
          <table:table-cell table:style-name="TableCell95">
            <text:p text:style-name="P96"/>
          </table:table-cell>
          <table:table-cell table:style-name="TableCell97">
            <text:p text:style-name="P98">220€</text:p>
          </table:table-cell>
          <table:table-cell table:style-name="TableCell99">
            <text:p text:style-name="P100">TOTAL</text:p>
          </table:table-cell>
          <table:table-cell table:style-name="TableCell101">
            <text:p text:style-name="P102">50€</text:p>
          </table:table-cell>
        </table:table-row>
      </table:table>
      <text:p text:style-name="Normal"/>
      <text:p text:style-name="Normal">Beneficios</text:p>
      <text:p text:style-name="Normal">La cantidad representa a el número de proyectos (1)</text:p>
      <text:p text:style-name="Normal">Las siglas CF corresponden a los Costes Fijos.</text:p>
      <text:p text:style-name="Normal">Las siglas CVu<text:s/>significan<text:s/>el Coste Variable Unitario.</text:p>
      <text:p text:style-name="Normal">La sigla Q se refiere a la cantidad</text:p>
      <text:p text:style-name="Normal">Pt =<text:s/><draw:frame draw:style-name="a0" text:anchor-type="as-char" svg:x="0in" svg:y="0in" svg:width="0.64881in" svg:height="0.36905in" style:rel-width="scale" style:rel-height="scale"><draw:object xlink:href="Object 1/" xlink:type="simple" xlink:show="embed" xlink:actuate="onLoad"/></draw:frame></text:p>
      <text:p text:style-name="Normal">Total = 270€</text:p>
      <text:p text:style-name="P103">En este caso se debe a que sólo es un proyecto, por lo que coincide con el coste total.</text:p>
      <text:p text:style-name="P104">Beneficio<text:s/></text:p>
      <text:p text:style-name="P105">El presupuesto es de 5000€</text:p>
      <text:p text:style-name="P106">P es la sigla del precio.</text:p>
      <text:p text:style-name="Normal"><text:span text:style-name="T107">B =<text:s/></text:span><draw:frame draw:style-name="a1" text:anchor-type="as-char" svg:x="0in" svg:y="0in" svg:width="1.55952in" svg:height="0.17857in" style:rel-width="scale" style:rel-height="scale"><draw:object xlink:href="Object 2/" xlink:type="simple" xlink:show="embed" xlink:actuate="onLoad"/></draw:frame></text:p>
      <text:p text:style-name="Normal"><text:span text:style-name="T108">Por tanto, realizando la operación del beneficio (</text:span><draw:frame draw:style-name="a2" text:anchor-type="as-char" svg:x="0in" svg:y="0in" svg:width="1.70238in" svg:height="0.17857in" style:rel-width="scale" style:rel-height="scale"><draw:object xlink:href="Object 3/" xlink:type="simple" xlink:show="embed" xlink:actuate="onLoad"/></draw:frame><text:span text:style-name="T109">)</text:span><text:span text:style-name="T110"><text:s/>que es igual a 4730€ de beneficio.</text:span></text:p>
      <text:soft-page-break/>
      <text:p text:style-name="P111">Contrato</text:p>
      <text:p text:style-name="P112">CONTRATO DE APLICACIÓN</text:p>
      <text:p text:style-name="P113">En_________, a__ de _____ de 20__</text:p>
      <text:p text:style-name="P114">REUNIDOS</text:p>
      <text:p text:style-name="P115">D__Alejandro_Marín_Andrés___, mayor de edad, con DNI__25364874Z___ y domicilio<text:s/></text:p>
      <text:p text:style-name="P116">en__Utebo_(Zaragoza)________________________, actuando en nombre y representación de__GymTrainer_S.L.________ inscrita en el Registro Mercantil de__Zaragoza_____ con domicilio social en ___Zaragoza____, actuando en su calidad de __Programador___, en posesión de poderes suficientes para este acto. (El Desarrollador)<text:s/>D__XXXXXXXXXXXXX___, mayor de edad, con DNI__XXXXXXXXX___ y domicilio<text:s/>en__XXXXXXXXXXXXXXXXXXXXXXXXX_____, actuando en nombre y representación del centro deportivo “GymTrainer” inscrita en el Registro Mercantil de. _XXXXXXXXXXXX_, en calidad de__ XXXXXXXXXXXX_, en posesión de poderes suficientes para este acto. (El cliente)</text:p>
      <text:p text:style-name="P117">MANIFIESTAN</text:p>
      <text:p text:style-name="P118">Que las partes están interesadas en formalizar el presente contrato; que poseen suficientes poderes para la firma del mismo; que se reconocen capacidad legal necesaria para poder llevar a cabo la celebración y declaran expresamente que actúan de forma libre, voluntaria y no viciada.</text:p>
      <text:p text:style-name="P119">EXPONEN</text:p>
      <text:p text:style-name="P120">El cliente está interesado en que el prestador lleve a cabo el diseño y desarrollo de un proyecto<text:s/></text:p>
      <text:p text:style-name="P121">que incluye una aplicación de escritorio o aplicación web que se utilizará como intranet de la emisora, y una aplicación web, conforme a las necesidades específicas indicadas en el Anexo I<text:s/>del presente contrato.</text:p>
      <text:p text:style-name="P122">Que el prestador tiene como objeto el diseño y desarrollo de las aplicaciones arriba mencionadas, y que cuenta con los medios necesarios para ello; que las características encargo son las indicadas en el Anexo I por el cliente; que ambas partes aceptan cumplir con sus respectivas obligaciones.</text:p>
      <text:p text:style-name="P123">Con relación a lo anteriormente expuesto, las partes otorgan el presente contrato que se regirá por las siguientes</text:p>
      <text:p text:style-name="P124"/>
      <text:p text:style-name="P125">CLAUSULAS</text:p>
      <text:p text:style-name="P126">I. OBJETO DEL CONTRATO</text:p>
      <text:p text:style-name="P127">El presente contrato regula la prestación de servicio de diseño y programación solicitado por el cliente. Las aplicaciones se acogerán en todo caso a las categorías, diseño y contenidos indicados en el Anexo I de este contrato.</text:p>
      <text:p text:style-name="P128">II. PROPIEDAD INTELECTUAL</text:p>
      <text:soft-page-break/>
      <text:p text:style-name="P129">El prestador garantiza al cliente que todo el material utilizado para el desarrollo del proyecto, así como el resultado obtenido, es un producto original que no vulnera ninguna ley o derechos de terceros, en especial los referidos a propiedad industrial e intelectual.</text:p>
      <text:p text:style-name="P130">En caso de ser el cliente el encargado de proporcionar los contenidos (gráficos, textos, vídeos, categorías…), éste se hace responsable de cualquier tipo de reclamación de terceros en relación a la titularidad de dichos contenidos, eximiendo de toda responsabilidad al prestador.</text:p>
      <text:p text:style-name="P131">III. OBLIGACIONES DEL PRESTADOR</text:p>
      <text:p text:style-name="P132">El prestador se compromete a desarrollar el presente proyecto bajo las directrices del cliente, ajustándose a los términos indicados por éste en el Anexo I del presente contrato y conforme a las mejores prácticas existentes en el mercado, así como con la máxima diligencia posible.</text:p>
      <text:p text:style-name="P133">Una vez aceptadas las características del proyecto, pueden producirse variaciones en el diseño y/o contenido de este a petición del cliente. Salvo que conllevaran una variación sustancial del Proyecto Inicial no supondrá aumento del precio, considerando variación<text:s/>sustancial toda aquello que suponga un aumento del tiempo total de trabajo estimado inicialmente superior al 25%.</text:p>
      <text:p text:style-name="P134">El prestador se compromete a finalizar el desarrollo en el plazo acordado siempre que la otra parte haya colaborado activamente en el desarrollo de este (aceptando los diseños, entregando los contenidos, etc.)</text:p>
      <text:p text:style-name="P135">IV. OBLIGACIONES DEL CLIENTE</text:p>
      <text:p text:style-name="P136">El cliente se obliga a realizar el pago del precio en los términos indicados en la cláusula VI del presente contrato.</text:p>
      <text:p text:style-name="P137">El cliente se obliga a mantener un contacto constante con el prestador entregando en tiempo y forma los contenidos del proyecto (Textos, imágenes, videos, categorías…), la aceptación del<text:s/></text:p>
      <text:p text:style-name="P138">diseño y cualquier otra necesidad que requiera el prestador para poder finalizar el proyecto. En cualquier caso, se atenderá a lo dispuesto respecto a propiedad intelectual en la cláusula II.</text:p>
      <text:p text:style-name="P139">En caso de depender la entrega de contenidos de un tercero seleccionado por el cliente, éste deberá indicarlo en el apartado comunicaciones y comprometiéndose a responder de los posibles retrasos que pudieran darse</text:p>
      <text:p text:style-name="P140">V. COMUNICACIONES</text:p>
      <text:p text:style-name="P141">Las partes se obligan a comunicarse toda la información que pudiera ser necesaria para el correcto<text:s/></text:p>
      <text:p text:style-name="P142">desarrollo del proyecto. Toda comunicación entre las partes relativa al presente contrato se realizará por escrito o telefónicamente. A efectos de comunicaciones y/o notificaciones las partes designan:</text:p>
      <text:p text:style-name="P143">Prestador</text:p>
      <text:p text:style-name="P144">Domicilio en __________, con número de Fax _________, correo electrónico ____________ y<text:s/></text:p>
      <text:soft-page-break/>
      <text:p text:style-name="P145">Teléfono ___________</text:p>
      <text:p text:style-name="P146">Cliente</text:p>
      <text:p text:style-name="P147">Domicilio en __________, con número de Fax _________, correo electrónico ______________ y<text:s/></text:p>
      <text:p text:style-name="P148">Teléfono ___________</text:p>
      <text:p text:style-name="P149">Tercero</text:p>
      <text:p text:style-name="P150">Domicilio en __________, con número de Fax _________, correo electrónico ______________ y<text:s/></text:p>
      <text:p text:style-name="P151">Teléfono ___________</text:p>
      <text:p text:style-name="P152">Cualquier cambio de domicilio o dirección de contacto deberá ser comunicado a la otra parte por escrito con una antelación mínima de 5 días hábiles.</text:p>
      <text:p text:style-name="P153">VI. DURACIÓN Y PRECIO</text:p>
      <text:p text:style-name="P154">El presente contrato entrará en vigor el día 1 de marzo de 2018 y tendrá una duración de 3 meses, siendo posible, a petición del prestador, añadir 15 días adicionales para llevar a cabo la entrega del proyecto, sin ello suponer repercusión económica alguna.</text:p>
      <text:p text:style-name="P155">El precio para abonar por parte del cliente como pago por la prestación del servicio prestado equivale a 8.000 € (ocho mil euros), añadiendo a dicha cantidad el IVA correspondiente (16%)</text:p>
      <text:p text:style-name="P156">Dicho precio será abonado de la siguiente forma:</text:p>
      <text:p text:style-name="P157">a) 2.000 € (dos mil euros), que corresponden al 20 % del precio, serán abonados en el momento de la firma del presente contrato.</text:p>
      <text:p text:style-name="P158">b) El 80 % restante, equivalente a 6.000 € (seis mil euros), serán abonados en el momento de finalización del proyecto.</text:p>
      <text:p text:style-name="P159">El pago del 80 % final será llevado a cabo siempre que el prestador de por finalizado el proyecto y en cualquier caso cuando se cumpla el plazo de entrega y el cliente no haya entregado o colaborado activamente en la entrega de contenidos, validación de colores y diseño o entrega de las aplicaciones encargadas.</text:p>
      <text:p text:style-name="P160">El pago será realizado mediante transferencia Bancaria en el número de cuenta XXXX<text:s/></text:p>
      <text:p text:style-name="P161">XXXXXXXXXXXX.</text:p>
      <text:p text:style-name="P162">VIII. CONFIDENCIALIDAD Y PROTECCIÓN DE DATOS</text:p>
      <text:p text:style-name="P163">Las partes contratantes declaran conocer y cumplir la legislación europea y española sobre protección de datos, comprometiéndose a tratar los datos personales obtenidos durante el desarrollo del proyecto de acuerdo con dicha normativa.</text:p>
      <text:p text:style-name="P164">Se informa al cliente que sus datos quedarán almacenados en un fichero, automatizado o no, con las únicas finalidades de informarle sobre novedades y nuevos proyectos en los que se encuentre trabajando la empresa prestadora, así como para el mantenimiento de la relación contractual.<text:s/>Se informa al afectado que puede ejercer los derechos de acceso,<text:s/><text:soft-page-break/>rectificación, cancelación y oposición de sus datos de carácter personal solicitándolo por escrito y acompañando una fotocopia del DNI en la dirección del prestador indicada en el presente contrato.</text:p>
      <text:p text:style-name="P165">Toda la información relativa al proyecto, así como a los datos de carácter personal, tendrá el carácter de confidencial por lo que las partes deberán guardar el mayor secreto respecto a las mismas, garantizando en todo caso el no acceso por parte de terceros a dicha información.</text:p>
      <text:p text:style-name="P166">XI. NO COMPETENCIA</text:p>
      <text:p text:style-name="P167">El cliente se compromete a no realizar proyectos de equivalente o análoga naturaleza para un tercero, ni iniciar a partir del presente desarrollo una nueva línea de negocio relacionada con los proyectos objeto de este contrato. Se considerará que el cliente incurre en dicha circunstancia siempre que opere directamente o indirectamente mediante otra empresa en la que disponga de participación social, o que actúe como mero asesor o colaborador y que en definitiva obtenga como resultado un proyecto igual, semejante o con la misma finalidad a la ofrecida por el prestador.<text:s/></text:p>
      <text:p text:style-name="P168">El incumplimiento del anterior compromiso llevará aparejada una penalización equivalente a 2.000€, sin perjuicio y de las indemnizaciones que correspondiesen por los daños y perjuicios causados al prestador.</text:p>
      <text:p text:style-name="P169">XI. EXTINCIÓN</text:p>
      <text:p text:style-name="P170">Además de por las causas generales del Derecho, este contrato se extinguirá:</text:p>
      <text:p text:style-name="P171">a. Por el transcurso del mismo.</text:p>
      <text:p text:style-name="P172">b. Por ser declarados en situación de suspensión de pagos, quiebra o concurso de acreedores cualquiera de las partes.</text:p>
      <text:p text:style-name="P173">c. Por incumplimiento de las obligaciones estipuladas en el presente contrato.<text:s/></text:p>
      <text:p text:style-name="P174">Las partes aceptan expresamente el sometimiento a las penalizaciones económicas indicadas a continuación siempre que se rescinda el contrato de forma previa a la finalización del proyecto: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>XII JURISDICCIÓN Y LEGISLACIÓN APLICABLE</text:p>
      <text:p text:style-name="P182">Todas las cuestiones litigiosas sobre el presente contrato mercantil, quedarán regidas por la legislación española, específicamente por lo dispuesto en el Código Mercantil, y en su defecto, por las disposiciones españolas del Código de Comercio, Leyes Especiales, usos mercantiles y con carácter supletorio, por el Código Civil.</text:p>
      <text:soft-page-break/>
      <text:p text:style-name="Normal"><text:span text:style-name="T183">En cualquier caso, será obligatorio que en caso de conflicto las partes intenten previamente resolver la cuestión de mutuo acuerdo, sometiéndose en su caso a los Juzgados y Tribunales de Zaragoza que por orden correspondan.</text:span><text:span text:style-name="T18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NES</meta:initial-creator>
    <dc:creator>MARINES</dc:creator>
    <meta:creation-date>2024-03-23T08:29:00Z</meta:creation-date>
    <dc:date>2024-03-23T09:16:00Z</dc:date>
    <meta:template xlink:href="Normal" xlink:type="simple"/>
    <meta:editing-cycles>2</meta:editing-cycles>
    <meta:editing-duration>PT2820S</meta:editing-duration>
    <meta:document-statistic meta:page-count="6" meta:paragraph-count="21" meta:word-count="1663" meta:character-count="10792" meta:row-count="76" meta:non-whitespace-character-count="915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C</mml:mi>
      <mml:mi>F</mml:mi>
    </mml:mrow>
    <mml:mrow>
      <mml:mi>Q</mml:mi>
    </mml:mrow>
  </mml:mfrac>
  <mml:mo>+</mml:mo>
  <mml:mi>C</mml:mi>
  <mml:mi>V</mml:mi>
  <mml:mi>u</mml:mi>
</mml:math>
</file>

<file path=Object 2/content.xml><?xml version="1.0" encoding="utf-8"?>
<mml:math xmlns:mml="http://www.w3.org/1998/Math/MathML" xmlns:m="http://schemas.openxmlformats.org/officeDocument/2006/math">
  <mml:mi>Q</mml:mi>
  <mml:mi>*</mml:mi>
  <mml:mi>P</mml:mi>
  <mml:mo>-</mml:mo>
  <mml:mo>(</mml:mo>
  <mml:mi>Q</mml:mi>
  <mml:mi>*</mml:mi>
  <mml:mi>C</mml:mi>
  <mml:mi>V</mml:mi>
  <mml:mi>u</mml:mi>
  <mml:mo>+</mml:mo>
  <mml:mi>C</mml:mi>
  <mml:mi>F</mml:mi>
  <mml:mo>)</mml:mo>
</mml:math>
</file>

<file path=Object 3/content.xml><?xml version="1.0" encoding="utf-8"?>
<mml:math xmlns:mml="http://www.w3.org/1998/Math/MathML" xmlns:m="http://schemas.openxmlformats.org/officeDocument/2006/math">
  <mml:mn>1</mml:mn>
  <mml:mi>*</mml:mi>
  <mml:mn>5000</mml:mn>
  <mml:mo>-</mml:mo>
  <mml:mo>(</mml:mo>
  <mml:mn>1</mml:mn>
  <mml:mi>*</mml:mi>
  <mml:mn>220</mml:mn>
  <mml:mo>+</mml:mo>
  <mml:mn>50</mml:mn>
  <mml:mo>)</mml:mo>
</mml:math>
</file>